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text-align="center"/>
      <style:text-properties style:font-name="Arial" fo:font-weight="bold" style:font-weight-asian="bold" fo:font-size="14pt" style:font-size-asian="14pt" style:font-size-complex="14pt"/>
    </style:style>
    <style:style style:name="P4" style:parent-style-name="Standard" style:family="paragraph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Arial" fo:font-size="11pt" style:font-size-asian="11pt" style:font-size-complex="11pt"/>
    </style:style>
    <style:style style:name="P7" style:parent-style-name="Standard" style:family="paragraph">
      <style:text-properties style:font-name="Arial" fo:font-size="11pt" style:font-size-asian="11pt" style:font-size-complex="11pt"/>
    </style:style>
    <style:style style:name="P8" style:parent-style-name="Standard" style:family="paragraph">
      <style:paragraph-properties fo:line-height="200%"/>
    </style:style>
    <style:style style:name="T9" style:parent-style-name="Fuentedepárrafopredeter." style:family="text">
      <style:text-properties style:font-name="Arial" fo:font-size="11pt" style:font-size-asian="11pt" style:font-size-complex="11pt"/>
    </style:style>
    <style:style style:name="T10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Arial" fo:font-size="11pt" style:font-size-asian="11pt" style:font-size-complex="11pt"/>
    </style:style>
    <style:style style:name="T12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3" style:parent-style-name="Fuentedepárrafopredeter." style:family="text">
      <style:text-properties style:font-name="Arial" fo:font-size="11pt" style:font-size-asian="11pt" style:font-size-complex="11pt"/>
    </style:style>
    <style:style style:name="T14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5" style:parent-style-name="Fuentedepárrafopredeter." style:family="text">
      <style:text-properties style:font-name="Arial" fo:font-size="11pt" style:font-size-asian="11pt" style:font-size-complex="11pt"/>
    </style:style>
    <style:style style:name="T16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7" style:parent-style-name="Fuentedepárrafopredeter." style:family="text">
      <style:text-properties style:font-name="Arial" fo:font-size="11pt" style:font-size-asian="11pt" style:font-size-complex="11pt"/>
    </style:style>
    <style:style style:name="T1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19" style:parent-style-name="Fuentedepárrafopredeter." style:family="text">
      <style:text-properties style:font-name="Arial" fo:font-size="11pt" style:font-size-asian="11pt" style:font-size-complex="11pt"/>
    </style:style>
    <style:style style:name="P20" style:parent-style-name="Standard" style:family="paragraph">
      <style:text-properties style:font-name="Arial" fo:font-size="11pt" style:font-size-asian="11pt" style:font-size-complex="11pt"/>
    </style:style>
    <style:style style:name="T2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style:font-name="Arial" fo:font-size="11pt" style:font-size-asian="11pt" style:font-size-complex="11pt"/>
    </style:style>
    <style:style style:name="P23" style:parent-style-name="Standard" style:family="paragraph">
      <style:text-properties style:font-name="Arial" fo:font-size="11pt" style:font-size-asian="11pt" style:font-size-complex="11pt"/>
    </style:style>
    <style:style style:name="P24" style:parent-style-name="Standard" style:family="paragraph">
      <style:paragraph-properties fo:line-height="150%"/>
    </style:style>
    <style:style style:name="T25" style:parent-style-name="Fuentedepárrafopredeter." style:family="text">
      <style:text-properties style:font-name="Arial" fo:font-size="11pt" style:font-size-asian="11pt" style:font-size-complex="11pt"/>
    </style:style>
    <style:style style:name="T26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P27" style:parent-style-name="Standard" style:family="paragraph">
      <style:paragraph-properties fo:line-height="150%"/>
    </style:style>
    <style:style style:name="T28" style:parent-style-name="Fuentedepárrafopredeter." style:family="text">
      <style:text-properties style:font-name="Arial" fo:font-size="11pt" style:font-size-asian="11pt" style:font-size-complex="11pt"/>
    </style:style>
    <style:style style:name="T29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0" style:parent-style-name="Fuentedepárrafopredeter." style:family="text">
      <style:text-properties style:font-name="Arial" fo:font-size="11pt" style:font-size-asian="11pt" style:font-size-complex="11pt"/>
    </style:style>
    <style:style style:name="T3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2" style:parent-style-name="Fuentedepárrafopredeter." style:family="text">
      <style:text-properties style:font-name="Arial" fo:font-size="11pt" style:font-size-asian="11pt" style:font-size-complex="11pt"/>
    </style:style>
    <style:style style:name="T33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4" style:parent-style-name="Fuentedepárrafopredeter." style:family="text">
      <style:text-properties style:font-name="Arial" fo:font-size="11pt" style:font-size-asian="11pt" style:font-size-complex="11pt"/>
    </style:style>
    <style:style style:name="T35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P36" style:parent-style-name="Standard" style:family="paragraph">
      <style:paragraph-properties fo:line-height="150%"/>
    </style:style>
    <style:style style:name="T37" style:parent-style-name="Fuentedepárrafopredeter." style:family="text">
      <style:text-properties style:font-name="Arial" fo:font-size="11pt" style:font-size-asian="11pt" style:font-size-complex="11pt"/>
    </style:style>
    <style:style style:name="T38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39" style:parent-style-name="Fuentedepárrafopredeter." style:family="text">
      <style:text-properties style:font-name="Arial" fo:font-size="11pt" style:font-size-asian="11pt" style:font-size-complex="11pt"/>
    </style:style>
    <style:style style:name="T40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P41" style:parent-style-name="Standard" style:family="paragraph">
      <style:paragraph-properties fo:line-height="150%"/>
    </style:style>
    <style:style style:name="T42" style:parent-style-name="Fuentedepárrafopredeter." style:family="text">
      <style:text-properties style:font-name="Arial" fo:font-size="11pt" style:font-size-asian="11pt" style:font-size-complex="11pt"/>
    </style:style>
    <style:style style:name="T43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P44" style:parent-style-name="Standard" style:family="paragraph">
      <style:text-properties style:font-name="Arial" fo:font-weight="bold" style:font-weight-asian="bold" fo:font-size="11pt" style:font-size-asian="11pt" style:font-size-complex="11pt"/>
    </style:style>
    <style:style style:name="T45" style:parent-style-name="Fuentedepárrafopredeter." style:family="text">
      <style:text-properties style:font-name="Arial" fo:font-weight="bold" style:font-weight-asian="bold" fo:font-size="11pt" style:font-size-asian="11pt" style:font-size-complex="11pt" style:text-underline-type="single" style:text-underline-style="solid" style:text-underline-width="auto" style:text-underline-mode="continuous"/>
    </style:style>
    <style:style style:name="T46" style:parent-style-name="Fuentedepárrafopredeter." style:family="text">
      <style:text-properties style:font-name="Arial" fo:font-size="11pt" style:font-size-asian="11pt" style:font-size-complex="11pt"/>
    </style:style>
    <style:style style:name="P47" style:parent-style-name="Standard" style:family="paragraph">
      <style:text-properties style:font-name="Arial" fo:font-weight="bold" style:font-weight-asian="bold" fo:font-size="11pt" style:font-size-asian="11pt" style:font-size-complex="11pt"/>
    </style:style>
    <style:style style:name="P48" style:parent-style-name="Standard" style:family="paragraph">
      <style:text-properties style:font-name="Arial" fo:font-size="11pt" style:font-size-asian="11pt" style:font-size-complex="11pt"/>
    </style:style>
    <style:style style:name="P49" style:parent-style-name="Standard" style:family="paragraph">
      <style:text-properties style:font-name="Arial" fo:font-size="11pt" style:font-size-asian="11pt" style:font-size-complex="11pt"/>
    </style:style>
    <style:style style:name="T50" style:parent-style-name="Fuentedepárrafopredeter." style:family="text">
      <style:text-properties style:font-name="Arial" fo:font-size="11pt" style:font-size-asian="11pt" style:font-size-complex="11pt"/>
    </style:style>
    <style:style style:name="T51" style:parent-style-name="Fuentedepárrafopredeter." style:family="text">
      <style:text-properties style:font-name="Arial" fo:font-weight="bold" style:font-weight-asian="bold" style:font-weight-complex="bold" fo:font-size="11pt" style:font-size-asian="11pt" style:font-size-complex="11pt"/>
    </style:style>
    <style:style style:name="T52" style:parent-style-name="Fuentedepárrafopredeter." style:family="text">
      <style:text-properties style:font-name="Arial" fo:font-size="11pt" style:font-size-asian="11pt" style:font-size-complex="11pt"/>
    </style:style>
    <style:style style:name="T53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T54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T55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56" style:parent-style-name="Fuentedepárrafopredeter." style:family="text">
      <style:text-properties style:font-name="Arial" style:font-name-complex="Arial" fo:font-weight="bold" style:font-weight-asian="bold" style:font-weight-complex="bold" fo:color="#000000" fo:font-size="12pt" style:font-size-asian="12pt" style:font-size-complex="12pt"/>
    </style:style>
    <style:style style:name="T57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58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T59" style:parent-style-name="Fuentedepárrafopredeter." style:family="text">
      <style:text-properties style:font-name="Arial" style:font-name-complex="Arial" fo:color="#000000" fo:font-size="12pt" style:font-size-asian="12pt" style:font-size-complex="12pt"/>
    </style:style>
    <style:style style:name="T60" style:parent-style-name="Fuentedepárrafopredeter." style:family="text">
      <style:text-properties style:font-name="Arial" style:font-name-complex="Arial" fo:font-style="italic" style:font-style-asian="italic" style:font-style-complex="italic" fo:color="#6666FF" fo:font-size="12pt" style:font-size-asian="12pt" style:font-size-complex="12pt"/>
    </style:style>
    <style:style style:name="P6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6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6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/>
    </style:style>
    <style:style style:name="P6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6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67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6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69" style:parent-style-name="Standard" style:family="paragraph">
      <style:paragraph-properties fo:line-height="150%"/>
    </style:style>
    <style:style style:name="T70" style:parent-style-name="Fuentedepárrafopredeter." style:family="text">
      <style:text-properties style:font-name="Arial" style:font-name-complex="Arial" fo:color="#CC99FF" fo:font-size="12pt" style:font-size-asian="12pt" style:font-size-complex="12pt"/>
    </style:style>
    <style:style style:name="T71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P7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4" style:parent-style-name="Standard" style:family="paragraph">
      <style:paragraph-properties fo:line-height="150%"/>
    </style:style>
    <style:style style:name="T75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 fo:language="en" fo:country="US"/>
    </style:style>
    <style:style style:name="T76" style:parent-style-name="Fuentedepárrafopredeter." style:family="text">
      <style:text-properties style:font-name="Arial" style:font-name-complex="Arial" fo:font-style="italic" style:font-style-asian="italic" style:font-style-complex="italic" fo:color="#7030A0" fo:font-size="12pt" style:font-size-asian="12pt" style:font-size-complex="12pt" fo:language="en" fo:country="US"/>
    </style:style>
    <style:style style:name="P7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7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79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8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2" style:parent-style-name="Standard" style:family="paragraph">
      <style:paragraph-properties fo:line-height="150%"/>
    </style:style>
    <style:style style:name="T83" style:parent-style-name="Fuentedepárrafopredeter." style:family="text">
      <style:text-properties style:font-name="Arial" style:font-name-complex="Arial" fo:color="#CC99FF" fo:font-size="12pt" style:font-size-asian="12pt" style:font-size-complex="12pt"/>
    </style:style>
    <style:style style:name="T84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P8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87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8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8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0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9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93" style:parent-style-name="Fuentedepárrafopredeter." style:family="text">
      <style:text-properties style:font-name="Arial" style:font-name-complex="Arial" fo:color="#7030A0"/>
    </style:style>
    <style:style style:name="T94" style:parent-style-name="Fuentedepárrafopredeter." style:family="text">
      <style:text-properties style:font-name="Arial" style:font-name-asian="Times New Roman" style:font-name-complex="Arial" fo:color="#7030A0"/>
    </style:style>
    <style:style style:name="P95" style:parent-style-name="Normal" style:family="paragraph">
      <style:text-properties style:font-name="Arial" style:font-name-asian="Times New Roman" style:font-name-complex="Arial" fo:color="#7030A0"/>
    </style:style>
    <style:style style:name="P9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9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4" style:parent-style-name="Standard" style:family="paragraph">
      <style:paragraph-properties fo:line-height="150%"/>
    </style:style>
    <style:style style:name="T105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/>
    </style:style>
    <style:style style:name="T106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P10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09" style:parent-style-name="Standard" style:family="paragraph">
      <style:paragraph-properties fo:line-height="150%"/>
    </style:style>
    <style:style style:name="T110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1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/>
    </style:style>
    <style:style style:name="T112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P113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15" style:parent-style-name="Standard" style:family="paragraph">
      <style:paragraph-properties fo:line-height="150%"/>
    </style:style>
    <style:style style:name="T116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T117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18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119" style:parent-style-name="Standard" style:family="paragraph">
      <style:paragraph-properties fo:line-height="150%"/>
    </style:style>
    <style:style style:name="T120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12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22" style:parent-style-name="Standard" style:family="paragraph">
      <style:paragraph-properties fo:line-height="150%"/>
    </style:style>
    <style:style style:name="T123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24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125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2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127" style:parent-style-name="Standard" style:family="paragraph">
      <style:paragraph-properties fo:line-height="150%"/>
    </style:style>
    <style:style style:name="T12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T129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30" style:parent-style-name="Standard" style:family="paragraph">
      <style:paragraph-properties fo:line-height="150%"/>
    </style:style>
    <style:style style:name="T131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2" style:parent-style-name="Fuentedepárrafopredeter." style:family="text">
      <style:text-properties style:font-name="Arial" style:font-name-complex="Arial" fo:color="#CC99FF" fo:font-size="12pt" style:font-size-asian="12pt" style:font-size-complex="12pt" fo:language="en" fo:country="US"/>
    </style:style>
    <style:style style:name="T133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3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13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36" style:parent-style-name="Standard" style:family="paragraph">
      <style:paragraph-properties fo:line-height="150%"/>
    </style:style>
    <style:style style:name="T137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138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/>
    </style:style>
    <style:style style:name="T139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 fo:language="en" fo:country="US"/>
    </style:style>
    <style:style style:name="T140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4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14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43" style:parent-style-name="Standard" style:family="paragraph">
      <style:paragraph-properties fo:line-height="150%"/>
    </style:style>
    <style:style style:name="T144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/>
    </style:style>
    <style:style style:name="T145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P146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4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48" style:parent-style-name="Standard" style:family="paragraph">
      <style:paragraph-properties fo:line-height="150%"/>
    </style:style>
    <style:style style:name="T149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color="#7030A0" fo:font-size="12pt" style:font-size-asian="12pt" style:font-size-complex="12pt"/>
    </style:style>
    <style:style style:name="T150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51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2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3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4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5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6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7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 fo:language="en" fo:country="US"/>
    </style:style>
    <style:style style:name="P158" style:parent-style-name="Standard" style:family="paragraph">
      <style:paragraph-properties fo:line-height="150%"/>
      <style:text-properties fo:color="#7030A0" fo:language="en" fo:country="US"/>
    </style:style>
    <style:style style:name="P15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 fo:language="en" fo:country="US"/>
    </style:style>
    <style:style style:name="P160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1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3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164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5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6" style:parent-style-name="Standard" style:family="paragraph">
      <style:paragraph-properties fo:line-height="150%"/>
    </style:style>
    <style:style style:name="T167" style:parent-style-name="Fuentedepárrafopredeter.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68" style:parent-style-name="Standard" style:family="paragraph">
      <style:paragraph-properties fo:line-height="150%"/>
    </style:style>
    <style:style style:name="T169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T170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71" style:parent-style-name="Standard" style:family="paragraph">
      <style:paragraph-properties fo:line-height="150%"/>
      <style:text-properties style:font-name="Arial" style:font-name-complex="Arial" fo:color="#CC99FF" fo:font-size="12pt" style:font-size-asian="12pt" style:font-size-complex="12pt" fo:language="en" fo:country="US"/>
    </style:style>
    <style:style style:name="P172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73" style:parent-style-name="Standard" style:family="paragraph">
      <style:paragraph-properties fo:line-height="150%"/>
    </style:style>
    <style:style style:name="T174" style:parent-style-name="Fuentedepárrafopredeter." style:family="text">
      <style:text-properties style:font-name="Arial" style:font-name-complex="Arial" fo:color="#7030A0" fo:font-size="12pt" style:font-size-asian="12pt" style:font-size-complex="12pt"/>
    </style:style>
    <style:style style:name="T175" style:parent-style-name="Fuentedepárrafopredeter." style:family="text">
      <style:text-properties style:font-name="Arial" style:font-name-complex="Arial" fo:color="#7030A0" fo:font-size="12pt" style:font-size-asian="12pt" style:font-size-complex="12pt" fo:language="en" fo:country="US"/>
    </style:style>
    <style:style style:name="P176" style:parent-style-name="Standard" style:family="paragraph">
      <style:paragraph-properties fo:line-height="150%"/>
      <style:text-properties style:font-name="Arial" style:font-name-complex="Arial" fo:color="#CC99FF" fo:font-size="12pt" style:font-size-asian="12pt" style:font-size-complex="12pt" fo:language="en" fo:country="US"/>
    </style:style>
    <style:style style:name="P177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P178" style:parent-style-name="Standard" style:family="paragraph">
      <style:paragraph-properties fo:line-height="150%"/>
      <style:text-properties style:font-name="Arial" style:font-name-complex="Arial" fo:color="#7030A0" fo:font-size="12pt" style:font-size-asian="12pt" style:font-size-complex="12pt"/>
    </style:style>
    <style:style style:name="P179" style:parent-style-name="Standard" style:family="paragraph">
      <style:paragraph-properties fo:line-height="150%"/>
      <style:text-properties style:font-name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 fo:language="en" fo:country="US"/>
    </style:style>
  </office:automatic-styles>
  <office:body>
    <office:text text:use-soft-page-breaks="true">
      <text:p text:style-name="P1"/>
      <text:p text:style-name="P3">IMPLANTACIÓN DE SISTEMAS OPERATIVOS – 1º ASIR</text:p>
      <text:p text:style-name="P4"/>
      <text:p text:style-name="Standard"><text:span text:style-name="T5">Ejercicio 1</text:span><text:span text:style-name="T6"><text:s/>(1 punto interfaz gráfica, 3 puntos mediante CMD)</text:span></text:p>
      <text:p text:style-name="P7"/>
      <text:p text:style-name="P8"><text:span text:style-name="T9">Crear (utilizando cuatro discos nuevos de Virtualbox) un volumen “stripping” de 200MB formateado NTFS asignándole la letra de unidad M</text:span><text:span text:style-name="T10">:</text:span><text:span text:style-name="T11"><text:s/>con tamaño de bloque 4096 y etiqueta<text:s/></text:span><text:span text:style-name="T12">STRIP1</text:span><text:span text:style-name="T13"><text:s/>y otro $” FAT32 de 200MB con letra de unidad N: y etiqueta<text:s/></text:span><text:span text:style-name="T14">MIRROR1</text:span><text:span text:style-name="T15"><text:s/>con tamaño de bloque indiferente</text:span><text:span text:style-name="T16">.<text:s/></text:span><text:span text:style-name="T17">Saca la lista de discos, particiones y volúmenes a un fichero llamado<text:s/></text:span><text:span text:style-name="T18">STORAGE.TXT</text:span><text:span text:style-name="T19"><text:s/>en el escritorio del administrador.</text:span></text:p>
      <text:p text:style-name="P20"/>
      <text:p text:style-name="Standard"><text:span text:style-name="T21">Ejercicio 2<text:s/></text:span><text:span text:style-name="T22">(4 puntos)</text:span></text:p>
      <text:p text:style-name="P23"/>
      <text:p text:style-name="P24"><text:span text:style-name="T25">-“Mapear” o insertar en Virtualbox una imagen de disquette con contenido en la unidad A: y copiar por comando todos sus ficheros a la unidad M:</text:span><text:span text:style-name="T26">(1 punto)</text:span></text:p>
      <text:p text:style-name="P27"><text:span text:style-name="T28">-Crear por comando un grupo <text:s/>llamado<text:s/></text:span><text:span text:style-name="T29">tecnicos</text:span><text:span text:style-name="T30"><text:s/>y un usuario<text:s/></text:span><text:span text:style-name="T31">billy<text:s/></text:span><text:span text:style-name="T32">con contraseña<text:s/></text:span><text:span text:style-name="T33">P@ssw0rd</text:span><text:span text:style-name="T34"><text:s/>perteneciente al mismo. Añade posteriormente a billy al grupo de administradores.<text:s/></text:span><text:span text:style-name="T35">(1 punto)</text:span></text:p>
      <text:p text:style-name="P36"><text:span text:style-name="T37">-Meter un listado de los usuarios y grupos locales en un fichero llamado<text:s/></text:span><text:span text:style-name="T38">Local.txt</text:span><text:span text:style-name="T39"><text:s/>en la unidad N: . Chequea posteriormente con reparación ésta unidad.<text:s/></text:span><text:span text:style-name="T40">(1 punto)</text:span></text:p>
      <text:p text:style-name="P41"><text:span text:style-name="T42">-Oculta todos los ficheros de la unidad M:.<text:s/></text:span><text:span text:style-name="T43">(1 punto)</text:span></text:p>
      <text:p text:style-name="P44"/>
      <text:p text:style-name="Standard"><text:span text:style-name="T45">Ejercicio 3</text:span><text:span text:style-name="T46"><text:s/>(3 puntos)</text:span></text:p>
      <text:p text:style-name="P47"/>
      <text:p text:style-name="P48">Crear en la unidad M: una carpeta llamada CLIENTES</text:p>
      <text:p text:style-name="P49"/>
      <text:p text:style-name="Standard"><text:span text:style-name="T50">-Crear por comando en el escritorio<text:s/></text:span><text:span text:style-name="T51">del usuario billy</text:span><text:span text:style-name="T52"><text:s/>un enlace simbólico llamado CLIENTES hacia la carpeta CLIENTES en M: anteriormente creada<text:s/></text:span><text:span text:style-name="T53">(1 punto)</text:span></text:p>
      <text:p text:style-name="Standard"><text:span text:style-name="T54">-</text:span><text:span text:style-name="T55">Sacar un listado de <text:s/>todos los ficheros y carpetas (incluyendo ocultos) de M: llamado<text:s/></text:span><text:span text:style-name="T56">todosM.txt</text:span><text:span text:style-name="T57"><text:s text:c="2"/>en el escritorio de billy</text:span><text:span text:style-name="T58">(1 punto)</text:span></text:p>
      <text:p text:style-name="Standard"><text:span text:style-name="T59">-Convierte de FAT32 a NTFS la unidad N:<text:s/></text:span><text:span text:style-name="T60">(1 punto)</text:span></text:p>
      <text:p text:style-name="P61"/>
      <text:p text:style-name="P62"/>
      <text:p text:style-name="P63"/>
      <text:p text:style-name="P64">Ejercicio 1:</text:p>
      <text:p text:style-name="P65">Seleccionar discos y convertirlos a dinámicos:</text:p>
      <text:p text:style-name="P66">Select disk 1</text:p>
      <text:p text:style-name="P67">Convert dynamic</text:p>
      <text:p text:style-name="P68">Para crear un volumen stripping de 200MB formateado NTFS asignándole la letra de unidad M: con tamaño de bloque 4096 y etiqueta STRIP1, puedes usar el siguiente comando¹:</text:p>
      <text:p text:style-name="P69"><text:span text:style-name="T70">`</text:span><text:span text:style-name="T71">create volume stripe disk=1,2,3,4`</text:span></text:p>
      <text:p text:style-name="P72"/>
      <text:p text:style-name="P73">Luego puedes formatearlo con el comando:</text:p>
      <text:p text:style-name="P74"><text:span text:style-name="T75">`</text:span><text:span text:style-name="T76">format fs=ntfs unit=4096 label="STRIP1”</text:span></text:p>
      <text:p text:style-name="P77"/>
      <text:p text:style-name="P78">Y finalmente puedes asignarle la letra M: con el comando:</text:p>
      <text:p text:style-name="P79">`assign letter=M`</text:p>
      <text:p text:style-name="P80"/>
      <text:p text:style-name="P81">Para crear un volumen mirror FAT32 de 200MB con letra de unidad N: y etiqueta MIRROR1 con tamaño de bloque indiferente, puedes usar el siguiente comando²:</text:p>
      <text:p text:style-name="P82"><text:span text:style-name="T83">`</text:span><text:span text:style-name="T84">create volume mirror disk=2,3`</text:span></text:p>
      <text:p text:style-name="P85"/>
      <text:p text:style-name="P86">Luego puedes formatearlo con el comando:</text:p>
      <text:p text:style-name="P87">`format fs=fat32 unit=4000 label="MIRROR1"`</text:p>
      <text:p text:style-name="P88"/>
      <text:p text:style-name="P89">Y finalmente puedes asignarle la letra N: con el comando:</text:p>
      <text:p text:style-name="P90">`assign letter=N`</text:p>
      <text:p text:style-name="P91"/>
      <text:p text:style-name="P92">Para sacar la lista de discos, particiones y volúmenes a un fichero llamado STORAGE.TXT en el escritorio del administrador, puedes usar el siguiente comando:</text:p>
      <text:p text:style-name="Normal"><text:span text:style-name="T93">Hacer un script con list disk list volumen y list partition y ejecutar el siguiente comando;<text:s/></text:span><text:span text:style-name="T94">diskpart /s SCRIPT.TXT &gt; C:\Users\Administrator\Desktop\STORAGE.TXT.</text:span></text:p>
      <text:p text:style-name="P95"/>
      <text:p text:style-name="P96"/>
      <text:p text:style-name="P97">Ejercicio 2:</text:p>
      <text:p text:style-name="P98">- Para mapear o insertar en Virtualbox una imagen de disquette con contenido en la unidad A: y copiar por comando todos sus ficheros a la unidad M:, puedes seguir los siguientes pasos:</text:p>
      <text:p text:style-name="P99"><text:s text:c="2"/>- En Virtualbox, selecciona la máquina virtual y haz clic en Configuración.</text:p>
      <text:p text:style-name="P100"><text:s text:c="2"/>- En la sección Almacenamiento, selecciona Controlador: Floppy y haz clic en Agregar disquete.</text:p>
      <text:p text:style-name="P101"><text:s text:c="2"/>- Selecciona Elegir disco y busca la imagen de disquette que quieres insertar.</text:p>
      <text:p text:style-name="P102"><text:s text:c="2"/>- Inicia la máquina virtual y abre una ventana de CMD.</text:p>
      <text:p text:style-name="P103"><text:s text:c="2"/>- Escribe el siguiente comando para copiar todos los ficheros de A: a M::</text:p>
      <text:p text:style-name="P104"><text:span text:style-name="T105"><text:s text:c="4"/></text:span><text:span text:style-name="T106">copy A:\. M:\</text:span></text:p>
      <text:soft-page-break/>
      <text:p text:style-name="P107">- Para crear por comando un grupo llamado tecnicos y un usuario billy con contraseña P@ssw0rd perteneciente al mismo. Añade posteriormente a billy al grupo de administradores, puedes usar los siguientes comandos:</text:p>
      <text:p text:style-name="P108"><text:s text:c="2"/>- Para crear el grupo tecnicos:</text:p>
      <text:p text:style-name="P109"><text:span text:style-name="T110"><text:s/></text:span><text:span text:style-name="T111"><text:s text:c="3"/></text:span><text:span text:style-name="T112">`net localgroup tecnicos /add`</text:span></text:p>
      <text:p text:style-name="P113"><text:s text:c="2"/></text:p>
      <text:p text:style-name="P114"><text:s text:c="2"/>- Para crear el usuario billy con contraseña P@ssw0rd:</text:p>
      <text:p text:style-name="P115"><text:span text:style-name="T116"><text:s text:c="4"/></text:span><text:span text:style-name="T117">`net user billy P@ssw0rd /add`</text:span></text:p>
      <text:p text:style-name="P118"><text:s text:c="2"/></text:p>
      <text:p text:style-name="P119"><text:span text:style-name="T120"><text:s text:c="2"/></text:span><text:span text:style-name="T121">- Para añadir billy al grupo tecnicos:</text:span></text:p>
      <text:p text:style-name="P122"><text:span text:style-name="T123"><text:s text:c="4"/></text:span><text:span text:style-name="T124">`</text:span><text:span text:style-name="T125">net localgroup tecnicos billy /add`</text:span></text:p>
      <text:p text:style-name="P126"><text:s text:c="2"/></text:p>
      <text:p text:style-name="P127"><text:span text:style-name="T128"><text:s text:c="2"/></text:span><text:span text:style-name="T129">- Para añadir billy al grupo administradores:</text:span></text:p>
      <text:p text:style-name="P130"><text:span text:style-name="T131"><text:s text:c="4"/></text:span><text:span text:style-name="T132">`</text:span><text:span text:style-name="T133">net localgroup administradores billy /add`</text:span></text:p>
      <text:p text:style-name="P134"/>
      <text:p text:style-name="P135">- Para meter un listado de los usuarios y grupos locales en un fichero llamado Local.txt en la unidad N:, puedes usar el siguiente comando:</text:p>
      <text:p text:style-name="P136"><text:span text:style-name="T137"><text:s/></text:span><text:span text:style-name="T138"><text:s/></text:span><text:span text:style-name="T139">`</text:span><text:span text:style-name="T140">net user &gt; N:\Local.txt &amp;&amp; net localgroup &gt;&gt; N:\Local.txt`</text:span></text:p>
      <text:p text:style-name="P141"/>
      <text:p text:style-name="P142">- Para chequear posteriormente con reparación ésta unidad, puedes usar el siguiente comando:</text:p>
      <text:p text:style-name="P143"><text:span text:style-name="T144"><text:s text:c="2"/></text:span><text:span text:style-name="T145">`chkdsk N: /f`</text:span></text:p>
      <text:p text:style-name="P146"/>
      <text:p text:style-name="P147">- Para ocultar todos los ficheros de la unidad M:, puedes usar el siguiente comando:</text:p>
      <text:p text:style-name="P148"><text:span text:style-name="T149"><text:s text:c="2"/></text:span><text:span text:style-name="T150">`attrib +h M:\* /s /d`</text:span></text:p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soft-page-break/>
      <text:p text:style-name="P160">Ejercicio 3:</text:p>
      <text:p text:style-name="P161"/>
      <text:p text:style-name="P162">Para crear en la unidad M: una carpeta llamada CLIENTES, puedes usar el siguiente comando:</text:p>
      <text:p text:style-name="P163">`md M:\CLIENTES`</text:p>
      <text:p text:style-name="P164"/>
      <text:p text:style-name="P165">- Para crear por comando en el escritorio del usuario billy un enlace simbólico llamado CLIENTES hacia la carpeta CLIENTES en M: anteriormente creada³, puedes usar el siguiente comando:</text:p>
      <text:p text:style-name="P166"><text:span text:style-name="T167"><text:s/></text:span></text:p>
      <text:p text:style-name="P168"><text:span text:style-name="T169"><text:s text:c="4"/></text:span><text:span text:style-name="T170">`mklink /d "%userprofile%\desktop\CLIENTES" "M:\CLIENTES"`</text:span></text:p>
      <text:p text:style-name="P171"/>
      <text:p text:style-name="P172">- Para sacar un listado de todos los ficheros y carpetas (incluyendo ocultos) de M: llamado todosM.txt en el escritorio de billy, puedes usar el siguiente comando:</text:p>
      <text:p text:style-name="P173"><text:span text:style-name="T174"><text:s text:c="4"/></text:span><text:span text:style-name="T175">`dir /a M:\ &gt; "%userprofile%\desktop\todosM.txt"`</text:span></text:p>
      <text:p text:style-name="P176"/>
      <text:p text:style-name="P177">- Para convertir de FAT32 a NTFS</text:p>
      <text:p text:style-name="P178">convert N: /fs:ntfs`</text:p>
      <text:p text:style-name="P1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DejaVu Sans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1pt" style:font-size-asian="11pt" fo:hyphenate="tru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text-align="justify" fo:line-height="150%" fo:text-indent="0.4916in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text-align="center" fo:line-height="150%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text-align="center" fo:line-height="150%" fo:text-indent="0.4916in"/>
      <style:text-properties style:font-name="Arial" style:font-name-asian="Arial" style:font-name-complex="Arial" fo:font-weight="bold" style:font-weight-asian="bold" fo:font-size="12pt" style:font-size-asian="12pt" style:text-underline-type="single" style:text-underline-style="solid" style:text-underline-width="auto" style:text-underline-mode="continuous" fo:hyphenate="true"/>
    </style:style>
    <style:style style:name="Título5" style:display-name="Título 5" style:family="paragraph" style:parent-style-name="Standard" style:next-style-name="Standard" style:default-outline-level="5">
      <style:paragraph-properties fo:keep-with-next="always" fo:text-align="justify" fo:line-height="150%"/>
      <style:text-properties style:font-name="Arial" style:font-name-asian="Arial" style:font-name-complex="Arial" fo:font-size="12pt" style:font-size-asian="12pt" style:text-underline-type="single" style:text-underline-style="solid" style:text-underline-width="auto" style:text-underline-mode="continuous" fo:hyphenate="true"/>
    </style:style>
    <style:style style:name="Título6" style:display-name="Título 6" style:family="paragraph" style:parent-style-name="Standard" style:next-style-name="Standard" style:default-outline-level="6">
      <style:paragraph-properties fo:keep-with-next="always" fo:text-align="center"/>
      <style:text-properties style:font-name="Arial" style:font-name-asian="Arial" style:font-name-complex="Arial" fo:font-weight="bold" style:font-weight-asian="bold" fo:font-size="11pt" style:font-size-asian="11pt" style:text-underline-type="single" style:text-underline-style="solid" style:text-underline-width="auto" style:text-underline-mode="continuous" fo:hyphenate="tru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2" style:display-name="WW_OutlineListStyle_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10pt" style:font-size-asian="10pt" style:font-size-complex="10pt"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DejaVu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text-align="justify" fo:line-height="150%"/>
      <style:text-properties style:font-name="Arial" style:font-name-asian="Arial" style:font-name-complex="Arial" fo:font-size="12pt" style:font-size-asian="12pt" fo:hyphenate="true"/>
    </style:style>
    <style:style style:name="Lista" style:display-name="Lista" style:family="paragraph" style:parent-style-name="Textbody">
      <style:text-properties fo:hyphenate="tru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tru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tru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true"/>
    </style:style>
    <style:style style:name="Textoindependiente2" style:display-name="Texto independiente 2" style:family="paragraph" style:parent-style-name="Standard">
      <style:paragraph-properties fo:text-align="justify" fo:line-height="150%"/>
      <style:text-properties style:font-name="Arial" style:font-name-asian="Arial" style:font-name-complex="Arial" fo:font-size="11pt" style:font-size-asian="11pt" fo:hyphenate="true"/>
    </style:style>
    <style:style style:name="Título" style:display-name="Título" style:family="paragraph" style:parent-style-name="Standard" style:next-style-name="Subtítulo">
      <style:paragraph-properties fo:text-align="center"/>
      <style:text-properties style:font-name="Arial" style:font-name-asian="Arial" style:font-name-complex="Arial" fo:font-weight="bold" style:font-weight-asian="bold" fo:font-size="12pt" style:font-size-asian="12pt" fo:hyphenate="true"/>
    </style:style>
    <style:style style:name="Subtítulo" style:display-name="Subtítulo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true"/>
    </style:style>
    <style:style style:name="Sangría2det.independiente" style:display-name="Sangría 2 de t. independiente" style:family="paragraph" style:parent-style-name="Standard">
      <style:paragraph-properties fo:text-align="justify" fo:line-height="150%" fo:text-indent="0.25in"/>
      <style:text-properties style:font-name="Arial" style:font-name-asian="Arial" style:font-name-complex="Arial" fo:font-size="12pt" style:font-size-asian="12pt" fo:hyphenate="true"/>
    </style:style>
    <style:style style:name="Textbodyindent" style:display-name="Text body indent" style:family="paragraph" style:parent-style-name="Standard">
      <style:paragraph-properties fo:text-align="justify" fo:line-height="150%" fo:margin-left="0.25in">
        <style:tab-stops/>
      </style:paragraph-properties>
      <style:text-properties style:font-name="Arial" style:font-name-asian="Arial" style:font-name-complex="Arial" fo:letter-spacing="-0.002in" fo:font-size="12pt" style:font-size-asian="12pt" fo:hyphenate="true"/>
    </style:style>
    <style:style style:name="Sangría3det.independiente" style:display-name="Sangría 3 de t. independiente" style:family="paragraph" style:parent-style-name="Standard">
      <style:paragraph-properties fo:text-align="justify" fo:line-height="150%" fo:text-indent="0.4916in"/>
      <style:text-properties style:font-name="Arial" style:font-name-asian="Arial" style:font-name-complex="Arial" fo:font-size="12pt" style:font-size-asian="12pt" fo:hyphenate="true"/>
    </style:style>
    <style:style style:name="Textoindependiente3" style:display-name="Texto independiente 3" style:family="paragraph" style:parent-style-name="Standard">
      <style:paragraph-properties fo:line-height="150%"/>
      <style:text-properties style:font-name="Arial" style:font-name-asian="Arial" style:font-name-complex="Arial" fo:font-size="12pt" style:font-size-asian="12pt" fo:hyphenate="true"/>
    </style:style>
    <style:style style:name="Textodeglobo" style:display-name="Texto de globo" style:family="paragraph" style:parent-style-name="Standard">
      <style:text-properties style:font-name="Tahoma" style:font-name-asian="Tahoma" style:font-name-complex="Tahoma" fo:font-size="8pt" style:font-size-asian="8pt" style:font-size-complex="8pt" fo:hyphenate="tru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tru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Framecontents" style:display-name="Frame contents" style:family="paragraph" style:parent-style-name="Textbody">
      <style:text-properties fo:hyphenate="tru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hyphenate="true"/>
    </style:style>
    <style:style style:name="Númerodepágina" style:display-name="Número de página" style:family="text" style:parent-style-name="Fuentedepárrafopredeter."/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EndnoteSymbol" style:display-name="Endnote Symbol" style:family="text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_OutlineListStyle_1" style:display-name="WW_OutlineListStyle_1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8Num1" style:display-name="WW8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0in" text:min-label-width="1.5in" text:list-level-position-and-space-mode="label-alignment">
          <style:list-level-label-alignment text:label-followed-by="listtab" fo:margin-left="1.5in" fo:text-indent="-1.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0in" text:min-label-width="3in" text:list-level-position-and-space-mode="label-alignment">
          <style:list-level-label-alignment text:label-followed-by="listtab" fo:margin-left="3in" fo:text-indent="-3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0in" text:min-label-width="4.5in" text:list-level-position-and-space-mode="label-alignment">
          <style:list-level-label-alignment text:label-followed-by="listtab" fo:margin-left="4.5in" fo:text-indent="-4.5in"/>
        </style:list-level-properties>
      </text:list-level-style-number>
    </text:list-style>
    <text:list-style style:name="WW8Num2" style:display-name="WW8Num2">
      <text:list-level-style-number text:level="1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)" style:num-format="a" style:num-letter-sync="true">
        <style:list-level-properties text:space-before="0.0833in" text:min-label-width="0.25in" text:list-level-position-and-space-mode="label-alignment">
          <style:list-level-label-alignment text:label-followed-by="listtab" fo:margin-left="0.3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5" style:display-name="WW8Num5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suffix=")" style:num-format="A" style:num-letter-sync="true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outline-level-style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5909in" fo:margin-left="0.8861in" fo:margin-bottom="0.5in" fo:margin-right="0.886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79in"/>
      </style:header-style>
      <style:footer-style>
        <style:header-footer-properties style:dynamic-spacing="true" fo:min-height="-0.0076in"/>
      </style:footer-style>
    </style:page-layout>
    <style:style style:name="P2" style:parent-style-name="Encabezado" style:family="paragraph">
      <style:text-properties style:font-name="Arial" fo:color="#808080" fo:font-size="9pt" style:font-size-asian="9pt"/>
    </style:style>
  </office:automatic-styles>
  <office:master-styles>
    <style:master-page style:name="MP0" style:page-layout-name="PL0">
      <style:header>
        <text:p text:style-name="Standard"><text:s text:c="2"/></text:p>
        <text:p text:style-name="Standard"/>
        <text:p text:style-name="P2"><text:s text:c="24"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INSTITUTO DE EDUCACIÓN SECUNDARIA</dc:title>
    <meta:initial-creator>IES Luis Braille</meta:initial-creator>
    <dc:creator>Aroa Perez Sanchez</dc:creator>
    <meta:creation-date>2023-03-16T19:35:00Z</meta:creation-date>
    <dc:date>2023-03-16T19:35:00Z</dc:date>
    <meta:print-date>2023-03-15T18:43:00Z</meta:print-date>
    <meta:template xlink:href="Normal" xlink:type="simple"/>
    <meta:editing-cycles>2</meta:editing-cycles>
    <meta:editing-duration>PT60S</meta:editing-duration>
    <meta:user-defined meta:name="Información 1"/>
    <meta:user-defined meta:name="Información 2"/>
    <meta:user-defined meta:name="Información 3"/>
    <meta:user-defined meta:name="Información 4"/>
    <meta:document-statistic meta:page-count="4" meta:paragraph-count="9" meta:word-count="751" meta:character-count="4874" meta:row-count="34" meta:non-whitespace-character-count="4132"/>
  </office:meta>
</office:document-meta>
</file>